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1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0pt" style:font-size-asian="20pt" style:font-size-complex="20pt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5" style:family="paragraph"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text-properties style:font-name="Segoe UI Semibold" fo:font-size="20pt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876cm" svg:height="3.062cm" svg:x="2.077cm" svg:y="0.661cm">
          <draw:text-box>
            <text:p text:style-name="P1"><text:span text:style-name="T1">Hymn #742</text:span></text:p>
            <text:p text:style-name="P1"><text:span text:style-name="T2">“</text:span><text:span text:style-name="T2">For Me to Live Is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3.876cm" svg:height="7.265cm" svg:x="2.032cm" svg:y="0.762cm">
          <draw:text-box>
            <text:p text:style-name="P1"><text:span text:style-name="T3">1.</text:span><text:span text:style-name="T4"> For me to live is Jesus,</text:span></text:p>
            <text:p text:style-name="P1"><text:span text:style-name="T4">To die is gain for me;</text:span></text:p>
            <text:p text:style-name="P1"><text:span text:style-name="T4">So when my Savior pleases,</text:span></text:p>
            <text:p text:style-name="P1"><text:span text:style-name="T4">I meet death willing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23.876cm" svg:height="7.011cm" svg:x="2.032cm" svg:y="0.772cm">
          <draw:text-box>
            <text:p text:style-name="P5"><text:span text:style-name="T3">2.</text:span><text:span text:style-name="T4"> For Christ, my Lord, my brother,</text:span></text:p>
            <text:p text:style-name="P5"><text:span text:style-name="T4">I leave this world so dim</text:span></text:p>
            <text:p text:style-name="P5"><text:span text:style-name="T4">And gladly seek another,</text:span></text:p>
            <text:p text:style-name="P5"><text:span text:style-name="T4">Where I shall be with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3.876cm" svg:height="7.011cm" svg:x="2.032cm" svg:y="0.762cm">
          <draw:text-box>
            <text:p text:style-name="P1"><text:span text:style-name="T3">3.</text:span><text:span text:style-name="T4"> My woes are nearly over,</text:span></text:p>
            <text:p text:style-name="P1"><text:span text:style-name="T4">Though long and dark the road;</text:span></text:p>
            <text:p text:style-name="P1"><text:span text:style-name="T4">My sin His merits cover, </text:span></text:p>
            <text:p text:style-name="P1"><text:span text:style-name="T4">And I have peace wit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3.876cm" svg:height="7.011cm" svg:x="2.032cm" svg:y="0.762cm">
          <draw:text-box>
            <text:p text:style-name="P5"><text:span text:style-name="T3">4.</text:span><text:span text:style-name="T4"> Lord, when my pow’rs are failing,</text:span></text:p>
            <text:p text:style-name="P5"><text:span text:style-name="T4">My breath comes heavily,</text:span></text:p>
            <text:p text:style-name="P5"><text:span text:style-name="T4">And words are unavailing,</text:span></text:p>
            <text:p text:style-name="P5"><text:span text:style-name="T4">O hear my sighs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3.876cm" svg:height="7.011cm" svg:x="2.032cm" svg:y="1.016cm">
          <draw:text-box>
            <text:p text:style-name="P1"><text:span text:style-name="T3">5.</text:span><text:span text:style-name="T4"> In my last hour, O grant me</text:span></text:p>
            <text:p text:style-name="P1"><text:span text:style-name="T4">A slumber soft and still,</text:span></text:p>
            <text:p text:style-name="P1"><text:span text:style-name="T4">No doubts to vex or haunt me,</text:span></text:p>
            <text:p text:style-name="P1"><text:span text:style-name="T4">Safe anchored in Thy will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3.876cm" svg:height="12.627cm" svg:x="2.032cm" svg:y="1.016cm">
          <draw:text-box>
            <text:p text:style-name="P1"><text:span text:style-name="T4">6. And so to Thee still cleaving</text:span></text:p>
            <text:p text:style-name="P1"><text:span text:style-name="T4">When death shall come to me, </text:span></text:p>
            <text:p text:style-name="P1"><text:span text:style-name="T4">I fall asleep believing </text:span></text:p>
            <text:p text:style-name="P1"><text:span text:style-name="T4">And wake in heav’n with Thee!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2"/></text:span><text:span text:style-name="T5">Public domain</text:span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21:33:39.989000000</meta:creation-date>
    <dc:date>2017-03-30T21:44:21.998000000</dc:date>
    <meta:editing-duration>PT19S</meta:editing-duration>
    <meta:editing-cycles>2</meta:editing-cycles>
    <meta:generator>LibreOffice/5.2.6.2$Windows_X86_64 LibreOffice_project/a3100ed2409ebf1c212f5048fbe377c281438fdc</meta:generator>
    <meta:document-statistic meta:object-count="42"/>
  </office:meta>
</office:document-meta>
</file>